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nsolas" svg:font-family="Consolas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4.65cm" fo:min-width="4.4cm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4.04cm" fo:min-width="3.79cm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.75cm" fo:min-width="1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style:font-name="Consolas" fo:font-weight="bold" style:font-weight-asian="bold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style:font-name="Consolas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/>
    </style:style>
    <style:style style:name="P6" style:family="paragraph">
      <loext:graphic-properties draw:fill-color="#000000"/>
      <style:paragraph-properties fo:text-align="center" style:writing-mode="lr-tb"/>
      <style:text-properties fo:color="#c9211e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00000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style:font-name="Consolas" fo:font-size="36pt" fo:font-weight="bold" style:font-size-asian="36pt" style:font-weight-asian="bold" style:font-size-complex="36pt" style:font-weight-complex="bold"/>
    </style:style>
    <style:style style:name="T2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9cm" svg:height="4.9cm" svg:x="1.5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4.5cm" svg:x="1.7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1.9cm" svg:y="2.1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cm" svg:height="2cm" svg:x="4cm" svg:y="2.1cm"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cm" svg:height="2cm" svg:x="1.9cm" svg:y="4.2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2cm" svg:x="4cm" svg:y="4.2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nsolas" svg:font-family="Consolas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23T09:46:45.758231481</meta:creation-date>
    <dc:date>2020-06-23T10:10:32.823595110</dc:date>
    <meta:editing-duration>PT13M7S</meta:editing-duration>
    <meta:editing-cycles>5</meta:editing-cycles>
    <meta:generator>LibreOffice/6.4.2.2$Linux_X86_64 LibreOffice_project/4e471d8c02c9c90f512f7f9ead8875b57fcb1ec3</meta:generator>
    <meta:document-statistic meta:object-count="6"/>
  </office:meta>
</office:document-meta>
</file>